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Droid Sans Devanagari" svg:font-family="Droid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style:font-name="sans-serif" fo:font-size="14pt" style:font-size-asian="14pt" style:font-size-complex="14pt"/>
    </style:style>
    <style:style style:name="P2" style:parent-style-name="PreformattedText" style:family="paragraph">
      <style:text-properties style:font-name="sans-serif" fo:font-size="14pt" style:font-size-asian="14pt" style:font-size-complex="14pt"/>
    </style:style>
    <style:style style:name="P3" style:parent-style-name="PreformattedText" style:family="paragraph">
      <style:text-properties style:font-name="Liberation Serif" fo:font-size="14pt" style:font-size-asian="14pt" style:font-size-complex="14pt"/>
    </style:style>
    <style:style style:name="T4" style:parent-style-name="Основнойшрифтабзаца" style:family="text">
      <style:text-properties style:font-name="Liberation Serif" fo:font-size="14pt" style:font-size-asian="14pt" style:font-size-complex="14pt" style:language-asian="ru" style:country-asian="RU" style:language-complex="ar" style:country-complex="SA"/>
    </style:style>
    <style:style style:name="P5" style:parent-style-name="Standard" style:family="paragraph">
      <style:text-properties fo:font-size="14pt" style:font-size-asian="14pt" style:font-size-complex="14pt" fo:language="en" fo:country="US"/>
    </style:style>
    <style:style style:name="P6" style:parent-style-name="Standard" style:family="paragraph">
      <style:text-properties fo:font-size="14pt" style:font-size-asian="14pt" style:font-size-complex="14pt" fo:language="en" fo:country="US"/>
    </style:style>
    <style:style style:name="P7" style:parent-style-name="Standard" style:family="paragraph">
      <style:text-properties fo:font-size="14pt" style:font-size-asian="14pt" style:font-size-complex="14pt" fo:language="en" fo:country="US"/>
    </style:style>
    <style:style style:name="P8" style:parent-style-name="Standard" style:family="paragraph">
      <style:text-properties fo:font-size="14pt" style:font-size-asian="14pt" style:font-size-complex="14pt" fo:language="en" fo:country="US"/>
    </style:style>
    <style:style style:name="P9" style:parent-style-name="Standard" style:family="paragraph">
      <style:text-properties fo:font-size="14pt" style:font-size-asian="14pt" style:font-size-complex="14pt" fo:language="en" fo:country="US"/>
    </style:style>
    <style:style style:name="T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" style:parent-style-name="Основнойшрифтабзаца" style:family="text">
      <style:text-properties fo:font-size="14pt" style:font-size-asian="14pt" style:font-size-complex="14pt"/>
    </style:style>
    <style:style style:name="T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" style:parent-style-name="Основнойшрифтабзаца" style:family="text">
      <style:text-properties fo:font-size="14pt" style:font-size-asian="14pt" style:font-size-complex="14pt"/>
    </style:style>
    <style:style style:name="T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" style:parent-style-name="Основнойшрифтабзаца" style:family="text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 fo:language="en" fo:country="US"/>
    </style:style>
    <style:style style:name="T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" style:parent-style-name="Основнойшрифтабзаца" style:family="text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T24" style:parent-style-name="Основнойшрифтабзаца" style:family="text">
      <style:text-properties fo:font-size="14pt" style:font-size-asian="14pt" style:font-size-complex="14pt"/>
    </style:style>
    <style:style style:name="T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6" style:parent-style-name="Standard" style:family="paragraph">
      <style:text-properties fo:font-size="14pt" style:font-size-asian="14pt" style:font-size-complex="14pt" fo:language="en" fo:country="US"/>
    </style:style>
    <style:style style:name="P27" style:parent-style-name="Standard" style:family="paragraph">
      <style:text-properties fo:font-size="14pt" style:font-size-asian="14pt" style:font-size-complex="14pt" fo:language="en" fo:country="US"/>
    </style:style>
    <style:style style:name="P28" style:parent-style-name="Standard" style:family="paragraph">
      <style:text-properties fo:font-size="14pt" style:font-size-asian="14pt" style:font-size-complex="14pt" fo:language="en" fo:country="US"/>
    </style:style>
    <style:style style:name="P29" style:parent-style-name="Standard" style:family="paragraph">
      <style:text-properties fo:font-size="14pt" style:font-size-asian="14pt" style:font-size-complex="14pt" fo:language="en" fo:country="US"/>
    </style:style>
    <style:style style:name="P30" style:parent-style-name="Standard" style:family="paragraph">
      <style:text-properties fo:font-size="14pt" style:font-size-asian="14pt" style:font-size-complex="14pt" fo:language="en" fo:country="US"/>
    </style:style>
    <style:style style:name="P31" style:parent-style-name="Standard" style:family="paragraph">
      <style:text-properties fo:font-size="14pt" style:font-size-asian="14pt" style:font-size-complex="14pt" fo:language="en" fo:country="US"/>
    </style:style>
    <style:style style:name="P32" style:parent-style-name="Standard" style:family="paragraph">
      <style:text-properties fo:font-size="14pt" style:font-size-asian="14pt" style:font-size-complex="14pt" fo:language="en" fo:country="US"/>
    </style:style>
    <style:style style:name="P33" style:parent-style-name="Standard" style:family="paragraph">
      <style:text-properties fo:font-size="14pt" style:font-size-asian="14pt" style:font-size-complex="14pt" fo:language="en" fo:country="US"/>
    </style:style>
    <style:style style:name="P34" style:parent-style-name="Standard" style:family="paragraph">
      <style:text-properties fo:font-size="14pt" style:font-size-asian="14pt" style:font-size-complex="14pt" fo:language="en" fo:country="US"/>
    </style:style>
    <style:style style:name="P35" style:parent-style-name="Standard" style:family="paragraph">
      <style:text-properties fo:font-size="14pt" style:font-size-asian="14pt" style:font-size-complex="14pt" fo:language="en" fo:country="US"/>
    </style:style>
    <style:style style:name="P36" style:parent-style-name="Standard" style:family="paragraph">
      <style:text-properties fo:font-size="14pt" style:font-size-asian="14pt" style:font-size-complex="14pt" fo:language="en" fo:country="US"/>
    </style:style>
    <style:style style:name="P37" style:parent-style-name="Standard" style:family="paragraph">
      <style:text-properties fo:font-size="14pt" style:font-size-asian="14pt" style:font-size-complex="14pt" fo:language="en" fo:country="US"/>
    </style:style>
    <style:style style:name="P38" style:parent-style-name="Standard" style:family="paragraph">
      <style:text-properties fo:font-size="14pt" style:font-size-asian="14pt" style:font-size-complex="14pt" fo:language="en" fo:country="US"/>
    </style:style>
    <style:style style:name="P39" style:parent-style-name="Standard" style:family="paragraph">
      <style:text-properties fo:font-size="14pt" style:font-size-asian="14pt" style:font-size-complex="14pt" fo:language="en" fo:country="US"/>
    </style:style>
    <style:style style:name="P40" style:parent-style-name="Standard" style:family="paragraph">
      <style:text-properties fo:font-size="14pt" style:font-size-asian="14pt" style:font-size-complex="14pt" fo:language="en" fo:country="US"/>
    </style:style>
    <style:style style:name="P41" style:parent-style-name="Standard" style:family="paragraph">
      <style:text-properties fo:font-size="14pt" style:font-size-asian="14pt" style:font-size-complex="14pt" fo:language="en" fo:country="US"/>
    </style:style>
    <style:style style:name="P42" style:parent-style-name="Standard" style:family="paragraph">
      <style:text-properties fo:font-size="14pt" style:font-size-asian="14pt" style:font-size-complex="14pt" fo:language="en" fo:country="US"/>
    </style:style>
    <style:style style:name="P43" style:parent-style-name="Standard" style:family="paragraph">
      <style:text-properties fo:font-size="14pt" style:font-size-asian="14pt" style:font-size-complex="14pt" fo:language="en" fo:country="US"/>
    </style:style>
    <style:style style:name="P44" style:parent-style-name="Standard" style:family="paragraph">
      <style:text-properties fo:font-size="14pt" style:font-size-asian="14pt" style:font-size-complex="14pt" fo:language="en" fo:country="US"/>
    </style:style>
    <style:style style:name="P45" style:parent-style-name="Standard" style:family="paragraph">
      <style:text-properties fo:font-size="14pt" style:font-size-asian="14pt" style:font-size-complex="14pt" fo:language="en" fo:country="US"/>
    </style:style>
    <style:style style:name="P46" style:parent-style-name="Standard" style:family="paragraph">
      <style:text-properties fo:font-size="14pt" style:font-size-asian="14pt" style:font-size-complex="14pt" fo:language="en" fo:country="US"/>
    </style:style>
    <style:style style:name="P47" style:parent-style-name="Standard" style:family="paragraph">
      <style:text-properties fo:font-size="14pt" style:font-size-asian="14pt" style:font-size-complex="14pt" fo:language="en" fo:country="US"/>
    </style:style>
    <style:style style:name="P48" style:parent-style-name="Standard" style:family="paragraph">
      <style:text-properties fo:font-size="14pt" style:font-size-asian="14pt" style:font-size-complex="14pt" fo:language="en" fo:country="US"/>
    </style:style>
    <style:style style:name="P49" style:parent-style-name="Standard" style:family="paragraph">
      <style:text-properties fo:font-size="14pt" style:font-size-asian="14pt" style:font-size-complex="14pt" fo:language="en" fo:country="US"/>
    </style:style>
    <style:style style:name="P50" style:parent-style-name="Standard" style:family="paragraph">
      <style:text-properties fo:font-size="14pt" style:font-size-asian="14pt" style:font-size-complex="14pt" fo:language="en" fo:country="US"/>
    </style:style>
    <style:style style:name="P51" style:parent-style-name="Standard" style:family="paragraph">
      <style:text-properties fo:font-size="14pt" style:font-size-asian="14pt" style:font-size-complex="14pt" fo:language="en" fo:country="US"/>
    </style:style>
    <style:style style:name="P52" style:parent-style-name="Standard" style:family="paragraph">
      <style:text-properties fo:font-size="14pt" style:font-size-asian="14pt" style:font-size-complex="14pt" fo:language="en" fo:country="US"/>
    </style:style>
    <style:style style:name="P53" style:parent-style-name="Standard" style:family="paragraph">
      <style:text-properties fo:font-size="14pt" style:font-size-asian="14pt" style:font-size-complex="14pt" fo:language="en" fo:country="US"/>
    </style:style>
    <style:style style:name="P54" style:parent-style-name="Standard" style:family="paragraph">
      <style:text-properties fo:font-size="14pt" style:font-size-asian="14pt" style:font-size-complex="14pt" fo:language="en" fo:country="US"/>
    </style:style>
    <style:style style:name="P55" style:parent-style-name="Standard" style:family="paragraph">
      <style:text-properties fo:font-size="14pt" style:font-size-asian="14pt" style:font-size-complex="14pt" fo:language="en" fo:country="US"/>
    </style:style>
    <style:style style:name="P56" style:parent-style-name="Standard" style:family="paragraph">
      <style:text-properties fo:font-size="14pt" style:font-size-asian="14pt" style:font-size-complex="14pt" fo:language="en" fo:country="US"/>
    </style:style>
    <style:style style:name="P57" style:parent-style-name="Standard" style:family="paragraph">
      <style:text-properties fo:font-size="14pt" style:font-size-asian="14pt" style:font-size-complex="14pt" fo:language="en" fo:country="US"/>
    </style:style>
    <style:style style:name="P58" style:parent-style-name="Standard" style:family="paragraph">
      <style:text-properties fo:font-size="14pt" style:font-size-asian="14pt" style:font-size-complex="14pt" fo:language="en" fo:country="US"/>
    </style:style>
    <style:style style:name="P59" style:parent-style-name="Standard" style:family="paragraph">
      <style:text-properties fo:font-size="14pt" style:font-size-asian="14pt" style:font-size-complex="14pt" fo:language="en" fo:country="US"/>
    </style:style>
    <style:style style:name="P60" style:parent-style-name="Standard" style:family="paragraph">
      <style:text-properties fo:font-size="14pt" style:font-size-asian="14pt" style:font-size-complex="14pt" fo:language="en" fo:country="US"/>
    </style:style>
    <style:style style:name="P61" style:parent-style-name="Standard" style:family="paragraph">
      <style:text-properties fo:font-size="14pt" style:font-size-asian="14pt" style:font-size-complex="14pt" fo:language="en" fo:country="US"/>
    </style:style>
    <style:style style:name="P62" style:parent-style-name="Standard" style:family="paragraph">
      <style:text-properties fo:font-size="14pt" style:font-size-asian="14pt" style:font-size-complex="14pt" fo:language="en" fo:country="US"/>
    </style:style>
    <style:style style:name="P63" style:parent-style-name="Standard" style:family="paragraph">
      <style:text-properties fo:font-size="14pt" style:font-size-asian="14pt" style:font-size-complex="14pt" fo:language="en" fo:country="US"/>
    </style:style>
    <style:style style:name="T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5" style:parent-style-name="Основнойшрифтабзаца" style:family="text">
      <style:text-properties fo:font-size="14pt" style:font-size-asian="14pt" style:font-size-complex="14pt"/>
    </style:style>
    <style:style style:name="P66" style:parent-style-name="Standard" style:family="paragraph">
      <style:text-properties fo:font-size="14pt" style:font-size-asian="14pt" style:font-size-complex="14pt"/>
    </style:style>
    <style:style style:name="P67" style:parent-style-name="Standard" style:family="paragraph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4Лабораторная работа. Методы сортировки массивов</text:p>
      <text:p text:style-name="P2">Цель:получить практические навыки использования различных алгоритмов сортировки массивов в С++.</text:p>
      <text:p text:style-name="P3"/>
      <text:p text:style-name="PreformattedText"><text:span text:style-name="T4"><draw:frame draw:z-index="251658240" draw:style-name="a0" draw:name="Image1" text:anchor-type="paragraph" svg:x="0in" svg:y="0in" svg:width="5.10433in" svg:height="0.48976in" style:rel-width="scale" style:rel-height="scale"><draw:image xlink:href="media/image1.png" xlink:type="simple" xlink:show="embed" xlink:actuate="onLoad"/><svg:title/><svg:desc/></draw:frame></text:span></text:p>
      <text:p text:style-name="P5">#include &lt;iostream&gt;</text:p>
      <text:p text:style-name="P6"/>
      <text:p text:style-name="P7">using namespace std;</text:p>
      <text:p text:style-name="P8">void bubbleSort(int *num, int size)</text:p>
      <text:p text:style-name="P9">{</text:p>
      <text:p text:style-name="Standard"><text:span text:style-name="T10"><text:s text:c="2"/>//<text:s/></text:span><text:span text:style-name="T11">Для</text:span><text:span text:style-name="T12"><text:s/></text:span><text:span text:style-name="T13">всех</text:span><text:span text:style-name="T14"><text:s/></text:span><text:span text:style-name="T15">элементов</text:span></text:p>
      <text:p text:style-name="P16"><text:s text:c="2"/>for (int i = 0; i &lt; size - 1; i++)</text:p>
      <text:p text:style-name="Standard"><text:span text:style-name="T17"><text:s text:c="2"/></text:span><text:span text:style-name="T18">{</text:span></text:p>
      <text:p text:style-name="P19"><text:s text:c="4"/>for (int j = (size - 1); j &gt; i; j--) // для всех элементов после i-ого</text:p>
      <text:p text:style-name="P20"><text:s text:c="4"/>{</text:p>
      <text:p text:style-name="P21"><text:s text:c="6"/>if (num[j - 1] &lt; num[j]) // если текущий элемент меньше предыдущего</text:p>
      <text:p text:style-name="P22"><text:s text:c="6"/>{</text:p>
      <text:p text:style-name="P23"><text:s text:c="8"/>int temp = num[j - 1]; // меняем их местами</text:p>
      <text:p text:style-name="Standard"><text:span text:style-name="T24"><text:s text:c="8"/></text:span><text:span text:style-name="T25">num[j - 1] = num[j];</text:span></text:p>
      <text:p text:style-name="P26"><text:s text:c="8"/>num[j] = temp;</text:p>
      <text:p text:style-name="P27"><text:s text:c="6"/>}</text:p>
      <text:p text:style-name="P28"><text:s text:c="4"/>}</text:p>
      <text:p text:style-name="P29"><text:s text:c="2"/>}</text:p>
      <text:p text:style-name="P30">}</text:p>
      <text:p text:style-name="P31">int main(){</text:p>
      <text:p text:style-name="P32"><text:tab/>const int M=8;</text:p>
      <text:p text:style-name="P33"><text:tab/>const int N=5;</text:p>
      <text:p text:style-name="P34"><text:tab/>int arr[M][N],A[M*N],B[M*N];</text:p>
      <text:p text:style-name="P35"><text:tab/>for(int i=0;i&lt;M;i++){</text:p>
      <text:p text:style-name="P36"><text:tab/><text:tab/>for(int j=0;j&lt;N;j++){</text:p>
      <text:p text:style-name="P37"><text:tab/><text:tab/><text:tab/>arr[i][j] = rand() % 10-1;</text:p>
      <text:p text:style-name="P38">//<text:s/><text:tab/><text:tab/><text:tab/>cout &lt;&lt; arr[i][j] &lt;&lt; " <text:s/>" &lt;&lt; i*N+j &lt;&lt; endl;</text:p>
      <text:p text:style-name="P39"><text:tab/><text:tab/>}</text:p>
      <text:p text:style-name="P40"><text:tab/>}</text:p>
      <text:p text:style-name="P41"><text:tab/>for(int i=0;i&lt;M;i++){</text:p>
      <text:p text:style-name="P42"><text:tab/><text:tab/>for(int j=0;j&lt;N;j++){</text:p>
      <text:p text:style-name="P43"><text:tab/><text:tab/><text:tab/>cout &lt;&lt; arr[i][j] &lt;&lt; " <text:s text:c="2"/>";</text:p>
      <text:p text:style-name="P44"><text:tab/><text:tab/>}</text:p>
      <text:p text:style-name="P45"><text:tab/><text:tab/>cout&lt;&lt; endl;</text:p>
      <text:soft-page-break/>
      <text:p text:style-name="P46"><text:tab/>}</text:p>
      <text:p text:style-name="P47"><text:tab/>int h = 0;</text:p>
      <text:p text:style-name="P48"><text:tab/>for(int i=0;i&lt;M;i++){</text:p>
      <text:p text:style-name="P49"><text:tab/><text:tab/>for(int j=0;j&lt;N;j++){</text:p>
      <text:p text:style-name="P50"><text:tab/><text:tab/><text:s text:c="4"/>if(arr[i][j]!=0){ <text:s/></text:p>
      <text:p text:style-name="P51"><text:tab/><text:s text:c="4"/><text:tab/><text:tab/>B[h] = arr[i][j];</text:p>
      <text:p text:style-name="P52"><text:s text:c="4"/><text:tab/><text:tab/><text:tab/>A[h] = arr[i][j];</text:p>
      <text:p text:style-name="P53"><text:s text:c="4"/><text:tab/><text:tab/><text:tab/>h++;</text:p>
      <text:p text:style-name="P54"><text:tab/><text:tab/><text:s text:c="4"/>}</text:p>
      <text:p text:style-name="P55"><text:tab/><text:tab/>}</text:p>
      <text:p text:style-name="P56"><text:tab/>}</text:p>
      <text:p text:style-name="P57"><text:tab/>cout&lt;&lt;endl;</text:p>
      <text:p text:style-name="P58"><text:tab/>bubbleSort(B, h);</text:p>
      <text:p text:style-name="P59"><text:tab/>for(int i=0; i&lt;h; i++){</text:p>
      <text:p text:style-name="P60"><text:tab/><text:s text:c="4"/>cout &lt;&lt; A[i] &lt;&lt; " "; <text:s text:c="2"/></text:p>
      <text:p text:style-name="P61"><text:tab/>}</text:p>
      <text:p text:style-name="P62"><text:tab/>cout &lt;&lt; endl;</text:p>
      <text:p text:style-name="P63"><text:tab/>for(int i=0; i&lt;h; i++){</text:p>
      <text:p text:style-name="Standard"><text:span text:style-name="T64"><text:tab/><text:s text:c="4"/></text:span><text:span text:style-name="T65">cout &lt;&lt; B[i] &lt;&lt; " "; <text:s text:c="2"/></text:span></text:p>
      <text:p text:style-name="P66"><text:tab/>}</text:p>
      <text:p text:style-name="P67"><text:s text:c="4"/>return 0;</text:p>
      <text:p text:style-name="Standard"><text:span text:style-name="T68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Droid Sans Devanagari" svg:font-family="Droid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student</dc:creator>
    <meta:creation-date>2020-02-07T05:22:00Z</meta:creation-date>
    <dc:date>2020-02-07T06:18:00Z</dc:date>
    <meta:template xlink:href="Normal" xlink:type="simple"/>
    <meta:editing-cycles>9</meta:editing-cycles>
    <meta:editing-duration>PT3180S</meta:editing-duration>
    <meta:document-statistic meta:page-count="2" meta:paragraph-count="2" meta:word-count="183" meta:character-count="1225" meta:row-count="8" meta:non-whitespace-character-count="1044"/>
  </office:meta>
</office:document-meta>
</file>